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87.84mm"/>
    </style:style>
    <style:style style:name="co9" style:family="table-column">
      <style:table-column-properties fo:break-before="auto" style:column-width="157.16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135.9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32mm"/>
    </style:style>
    <style:style style:name="co15" style:family="table-column">
      <style:table-column-properties fo:break-before="auto" style:column-width="34.45mm"/>
    </style:style>
    <style:style style:name="co16" style:family="table-column">
      <style:table-column-properties fo:break-before="auto" style:column-width="277.07mm"/>
    </style:style>
    <style:style style:name="co17" style:family="table-column">
      <style:table-column-properties fo:break-before="auto" style:column-width="41.54mm"/>
    </style:style>
    <style:style style:name="co18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94.65mm"/>
    </style:style>
    <style:style style:name="co20" style:family="table-column">
      <style:table-column-properties fo:break-before="auto" style:column-width="44.1mm"/>
    </style:style>
    <style:style style:name="co21" style:family="table-column">
      <style:table-column-properties fo:break-before="auto" style:column-width="175.26mm"/>
    </style:style>
    <style:style style:name="co22" style:family="table-column">
      <style:table-column-properties fo:break-before="auto" style:column-width="43.59mm"/>
    </style:style>
    <style:style style:name="co23" style:family="table-column">
      <style:table-column-properties fo:break-before="auto" style:column-width="127.53mm"/>
    </style:style>
    <style:style style:name="co24" style:family="table-column">
      <style:table-column-properties fo:break-before="auto" style:column-width="58.3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Crud_20_vehicul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ebf1de" style:rotation-align="none"/>
      <style:text-properties style:text-position="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  <style:text-properties style:text-position="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text-position=""/>
    </style:style>
    <style:style style:name="ce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Calibri" style:font-name-asian="Noto Sans CJK SC Regular" style:font-name-complex="Calibri"/>
    </style:style>
    <style:style style:name="ce27" style:family="table-cell" style:parent-style-name="Default">
      <style:text-properties style:text-position="" style:text-underline-style="solid" style:text-underline-width="auto" style:text-underline-color="font-color"/>
    </style:style>
    <style:style style:name="ce28" style:family="table-cell" style:parent-style-name="Default">
      <style:table-cell-properties fo:border="0.06pt solid #000000"/>
      <style:text-properties style:text-position=""/>
    </style:style>
    <style:style style:name="ce3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eeece1" style:rotation-align="none"/>
    </style:style>
    <style:style style:name="ce3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ebf1de" style:rotation-align="none"/>
    </style:style>
    <style:style style:name="ce4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5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8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9"/>
          <table:table-cell table:style-name="ce7"/>
          <table:table-cell table:style-name="ce11"/>
          <table:table-cell table:number-columns-repeated="1014"/>
        </table:table-row>
        <table:table-row table:style-name="ro3">
          <table:table-cell table:style-name="ce4"/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0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vehicul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1021"/>
        </table:table-row>
        <table:table-row table:style-name="ro2">
          <table:table-cell/>
          <table:covered-table-cell table:number-columns-repeated="2"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3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PRODUCTO</text:p>
          </table:table-cell>
          <table:covered-table-cell table:style-name="ce12"/>
          <table:table-cell table:number-columns-repeated="1021"/>
        </table:table-row>
        <table:table-row table:style-name="ro3">
          <table:table-cell/>
          <table:covered-table-cell table:number-columns-repeated="2" table:style-name="ce1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26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 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19]&amp;&quot; &quot;&amp;[TABLAS.C13]&amp;&quot; &quot;&amp;[TABLAS.C14]&amp;&quot; &quot;&amp;[TABLAS.C15]" office:value-type="string" office:string-value="Elimina productoid productonombre productoprecio" calcext:value-type="string">
            <text:p>Elimina productoid productonombre productopreci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20]&amp;&quot; &quot;&amp;[TABLAS.C13]&amp;&quot; &quot;&amp;[TABLAS.C14]&amp;&quot; &quot;&amp;[TABLAS.C15]" office:value-type="string" office:string-value="Actualiza productoid productonombre productoprecio" calcext:value-type="string">
            <text:p>Actualiza productoid productonombre producto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/>
          <table:table-cell table:style-name="ce17" office:value-type="string" calcext:value-type="string">
            <text:p>nuevo Producto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Producto" calcext:value-type="string">
            <text:p>Crea un nuevo Product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8"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C13]" office:value-type="string" office:string-value="productoid" calcext:value-type="string">
            <text:p>productoid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C12]" office:value-type="string" office:string-value="Obtener datos de la tbproductos" calcext:value-type="string">
            <text:p>Obtener datos de la tbproductos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d cliente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13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CLIENTE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 &amp;[TABLAS.A1]&amp;&quot;  &quot;&amp;[TABLAS.C1]" office:value-type="string" office:string-value="Modifica la tbpersonas  tbclientes" calcext:value-type="string">
            <text:p>Modifica la tbpersonas <text:s/>tbcliente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Elimina  personanombre personaapellido1 personaapellido2 personatelefono personacorreo zonaid clientedireccionexacta" calcext:value-type="string">
            <text:p>Elimin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personanombre personaapellido1 personaapellido2 personatelefono personacorreo zonaid clientedireccionexacta" calcext:value-type="string">
            <text:p>Modifica l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&quot;&amp;[TABLAS.A1]&amp;&quot;  &quot;&amp;[TABLAS.C1]" office:value-type="string" office:string-value="Actualiza tbpersonas  tbclientes" calcext:value-type="string">
            <text:p>Actualiza tbpersonas <text:s/>tbclientes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  &quot;&amp;[TABLAS.A9]&amp;&quot; 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    personanombre personaapellido1 personaapellido2 personatelefono personacorreo zonaid clientedireccionexacta" calcext:value-type="string">
            <text:p>Modifica la <text:s text:c="5"/>personanombre personaapellido1 personaapellido2 personatelefono personacorreo zonaid clientedireccionexacta</text:p>
          </table:table-cell>
          <table:table-cell/>
          <table:table-cell table:style-name="ce17" office:value-type="string" calcext:value-type="string">
            <text:p>nuevo Cliente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&amp;&quot; &quot;&amp;[.E25]" office:value-type="string" office:string-value="Crea un nuevo Cliente y nuevo persona" calcext:value-type="string">
            <text:p>Crea un nuevo Cliente y nuevo persona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/>
          <table:table-cell table:style-name="ce28" office:value-type="string" calcext:value-type="string">
            <text:p>y nuevo persona</text:p>
          </table:table-cell>
          <table:table-cell/>
          <table:table-cell table:style-name="ce2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A1]&amp;&quot;   &quot;&amp;[TABLAS.C1]" office:value-type="string" office:string-value="Obtener datos de la tbpersonas   tbclientes" calcext:value-type="string">
            <text:p>Obtener datos de la tbpersonas <text:s text:c="2"/>tbcliente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crud tipoempleado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TIPOEMPLEADO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8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26" table:formula="of:=[.E19]&amp;&quot;  &quot;&amp;[TABLAS.G1]" office:value-type="string" office:string-value="Elimina  tbtipoempleados" calcext:value-type="string">
            <text:p>Elimina <text:s/>tbtipoempleado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G2]&amp;&quot; &quot;&amp;[TABLAS.G3]&amp;&quot; &quot;&amp;[TABLAS.G4]&amp;&quot; &quot;&amp;[TABLAS.G5]" office:value-type="string" office:string-value="Elimina tipoempleado tipoempleadosalariobase tipoempleadodescripcion tipoempleadohoraextra" calcext:value-type="string">
            <text:p>Elimina 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G2]&amp;&quot; &quot;&amp;[TABLAS.G3]&amp;&quot; &quot;&amp;[TABLAS.G4]&amp;&quot; &quot;&amp;[TABLAS.G5]" office:value-type="string" office:string-value="Actualiza  tipoempleado tipoempleadosalariobase tipoempleadodescripcion tipoempleadohoraextra" calcext:value-type="string">
            <text:p>Actualiza <text:s/>tipoempleado tipoempleadosalariobase tipoempleadodescripcion tipoempleadohoraextra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/>
          <table:table-cell table:style-name="ce17" office:value-type="string" calcext:value-type="string">
            <text:p>nuevo tipo Empleado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tipo Empleado" calcext:value-type="string">
            <text:p>Crea un nuevo tipo Emplead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 &quot;&amp;[TABLAS.G1]" office:value-type="string" office:string-value="Obtener datos de la  tbtipoempleados" calcext:value-type="string">
            <text:p>Obtener datos de la <text:s/>tbtipoempleado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 table:number-rows-repeated="5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crud materiaprima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21" table:default-cell-style-name="ce25"/>
        <table:table-column table:style-name="co13" table:default-cell-style-name="Default"/>
        <table:table-column table:style-name="co22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MATERIA PRIMA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8"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&quot;&amp;[TABLAS.C18]" office:value-type="string" office:string-value="Modifica la  tbmateriasprimas" calcext:value-type="string">
            <text:p>Modifica la <text:s/>tbmateriasprima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 &quot;&amp;[TABLAS.C19]&amp;&quot;  &quot;&amp;[TABLAS.C20]&amp;&quot;  &quot;&amp;[TABLAS.C21]&amp;&quot;  &quot;&amp;[TABLAS.C22]" office:value-type="string" office:string-value="Elimina  materiaprimaid  materiaprimanombre  materiaprimaprecio  tipomateriaprimaid" calcext:value-type="string">
            <text:p>Elimina <text:s/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 &quot;&amp;[TABLAS.C18]" office:value-type="string" office:string-value="Modifica la   tbmateriasprimas" calcext:value-type="string">
            <text:p>Modifica la <text:s text:c="2"/>tbmateriasprima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C19]&amp;&quot;  &quot;&amp;[TABLAS.C20]&amp;&quot;  &quot;&amp;[TABLAS.C21]&amp;&quot;  &quot;&amp;[TABLAS.C22]" office:value-type="string" office:string-value="Actualiza  materiaprimaid  materiaprimanombre  materiaprimaprecio  tipomateriaprimaid" calcext:value-type="string">
            <text:p>Actualiza <text:s/>materiaprimaid <text:s/>materiaprimanombre <text:s/>materiaprimaprecio <text:s/>tipomateriaprimaid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style-name="Default"/>
          <table:table-cell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/>
          <table:table-cell table:style-name="ce18" office:value-type="string" calcext:value-type="string">
            <text:p>Crea una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1]&amp;&quot;  &quot;&amp;[.E22]" office:value-type="string" office:string-value="Crea una  nuevo materia prima" calcext:value-type="string">
            <text:p>Crea una <text:s/>nuevo materia prima</text:p>
          </table:table-cell>
          <table:table-cell/>
          <table:table-cell table:style-name="ce17" office:value-type="string" calcext:value-type="string">
            <text:p>nuevo materia prima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18]&amp;&quot;  &quot;&amp;[TABLAS.C18]" office:value-type="string" office:string-value="Modifica la  tbmateriasprimas" calcext:value-type="string">
            <text:p>Modifica la <text:s/>tbmateriasprimas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formula="of:=[TABLAS.C19]" office:value-type="string" office:string-value="materiaprimaid" calcext:value-type="string">
            <text:p>materiaprimaid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  &quot;&amp;[TABLAS.C18]" office:value-type="string" office:string-value="Obtener datos de la   tbmateriasprimas" calcext:value-type="string">
            <text:p>Obtener datos de la <text:s text:c="2"/>tbmateriasprima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</table:table>
      <table:table table:name="crud  tipomateriaprima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43"/>
        <table:table-column table:style-name="co23" table:default-cell-style-name="ce48"/>
        <table:table-column table:style-name="co13" table:default-cell-style-name="Default"/>
        <table:table-column table:style-name="co24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42" office:value-type="string" calcext:value-type="string" table:number-columns-spanned="2" table:number-rows-spanned="2">
            <text:p>GRUD TIPO MATERIA PRIMA</text:p>
          </table:table-cell>
          <table:covered-table-cell table:style-name="ce42"/>
          <table:table-cell table:number-columns-repeated="4"/>
        </table:table-row>
        <table:table-row table:style-name="ro3">
          <table:table-cell/>
          <table:covered-table-cell table:number-columns-repeated="2" table:style-name="ce4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4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47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formula="of:=[TABLAS.E15]" office:value-type="string" office:string-value="tipomateriaprimaid" calcext:value-type="string">
            <text:p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TABLAS.E14]" office:value-type="string" office:string-value="tbtipomateriasprimas" calcext:value-type="string">
            <text:p>tbtipomateriasprima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56" table:formula="of:=[TABLAS.E15]" office:value-type="string" office:string-value="tipomateriaprimaid" calcext:value-type="string">
            <text:p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56" table:formula="of:=[.E19]&amp;&quot;  &quot;&amp;[TABLAS.E15]&amp;&quot;  &quot;&amp;[TABLAS.E16]" office:value-type="string" office:string-value="Elimina  tipomateriaprimaid  tipomateriaprimacategoria" calcext:value-type="string">
            <text:p>Elimina <text:s/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4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5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4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5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formula="of:=[.E18]&amp;&quot;   &quot;&amp;[TABLAS.E14]" office:value-type="string" office:string-value="Modifica la   tbtipomateriasprimas" calcext:value-type="string">
            <text:p>Modifica la <text:s text:c="2"/>tbtipomateriasprima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56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3"/>
          <table:table-cell table:style-name="ce53" office:value-type="string" calcext:value-type="string">
            <text:p>Metodo</text:p>
          </table:table-cell>
        </table:table-row>
        <table:table-row table:style-name="ro3">
          <table:table-cell/>
          <table:table-cell table:style-name="ce44"/>
          <table:table-cell table:style-name="Default"/>
          <table:table-cell/>
          <table:table-cell table:style-name="ce50" office:value-type="string" calcext:value-type="string">
            <text:p>NOTAS</text:p>
          </table:table-cell>
          <table:table-cell/>
          <table:table-cell table:style-name="ce54" office:value-type="string" calcext:value-type="string">
            <text:p>Delete</text:p>
          </table:table-cell>
        </table:table-row>
        <table:table-row table:style-name="ro3">
          <table:table-cell/>
          <table:table-cell table:style-name="ce45" office:value-type="string" calcext:value-type="string">
            <text:p>Metodo</text:p>
          </table:table-cell>
          <table:table-cell table:style-name="ce50" table:formula="of:=[.G19]" office:value-type="string" office:string-value="Create" calcext:value-type="string">
            <text:p>Create</text:p>
          </table:table-cell>
          <table:table-cell/>
          <table:table-cell table:style-name="ce48" office:value-type="string" calcext:value-type="string">
            <text:p>Modifica la</text:p>
          </table:table-cell>
          <table:table-cell/>
          <table:table-cell table:style-name="ce54" office:value-type="string" calcext:value-type="string">
            <text:p>Update</text:p>
          </table:table-cell>
        </table:table-row>
        <table:table-row table:style-name="ro3">
          <table:table-cell/>
          <table:table-cell table:style-name="ce45" office:value-type="string" calcext:value-type="string">
            <text:p>Variables</text:p>
          </table:table-cell>
          <table:table-cell table:style-name="ce5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/>
          <table:table-cell table:style-name="ce48" office:value-type="string" calcext:value-type="string">
            <text:p>Elimina</text:p>
          </table:table-cell>
          <table:table-cell/>
          <table:table-cell table:style-name="ce54" office:value-type="string" calcext:value-type="string">
            <text:p>Create</text:p>
          </table:table-cell>
        </table:table-row>
        <table:table-row table:style-name="ro3">
          <table:table-cell/>
          <table:table-cell table:style-name="ce45" office:value-type="string" calcext:value-type="string">
            <text:p>Buscar por:</text:p>
          </table:table-cell>
          <table:table-cell table:formula="of:=[.E24]" office:value-type="string" office:string-value="NULL" calcext:value-type="string">
            <text:p>NULL</text:p>
          </table:table-cell>
          <table:table-cell/>
          <table:table-cell table:style-name="ce48" office:value-type="string" calcext:value-type="string">
            <text:p>Actualiza</text:p>
          </table:table-cell>
          <table:table-cell/>
          <table:table-cell table:style-name="ce54" office:value-type="string" calcext:value-type="string">
            <text:p>Buscar</text:p>
          </table:table-cell>
        </table:table-row>
        <table:table-row table:style-name="ro4">
          <table:table-cell/>
          <table:table-cell table:style-name="ce45" office:value-type="string" calcext:value-type="string">
            <text:p>Datos a</text:p>
            <text:p>Enviar.</text:p>
          </table:table-cell>
          <table:table-cell table:style-name="ce5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/>
          <table:table-cell table:style-name="ce4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45" office:value-type="string" calcext:value-type="string">
            <text:p>Acción</text:p>
          </table:table-cell>
          <table:table-cell table:formula="of:=[.E18]&amp;&quot;   &quot;&amp;[TABLAS.E14]" office:value-type="string" office:string-value="Modifica la   tbtipomateriasprimas" calcext:value-type="string">
            <text:p>Modifica la <text:s text:c="2"/>tbtipomateriasprimas</text:p>
          </table:table-cell>
          <table:table-cell/>
          <table:table-cell table:style-name="ce47" office:value-type="string" calcext:value-type="string">
            <text:p>nuevo tipo de materia prima</text:p>
          </table:table-cell>
          <table:table-cell table:style-name="ce51"/>
          <table:table-cell/>
        </table:table-row>
        <table:table-row table:style-name="ro3">
          <table:table-cell/>
          <table:table-cell table:style-name="ce45" office:value-type="string" calcext:value-type="string">
            <text:p>Resultado</text:p>
          </table:table-cell>
          <table:table-cell office:value-type="string" calcext:value-type="string">
            <text:p>Crea un nuevo vehículo</text:p>
          </table:table-cell>
          <table:table-cell/>
          <table:table-cell table:style-name="ce4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5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45" office:value-type="string" calcext:value-type="string">
            <text:p>Metodo</text:p>
          </table:table-cell>
          <table:table-cell table:style-name="ce5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45" office:value-type="string" calcext:value-type="string">
            <text:p>Variables</text:p>
          </table:table-cell>
          <table:table-cell table:style-name="ce55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  <table:table-row table:style-name="ro3">
          <table:table-cell/>
          <table:table-cell table:style-name="ce45" office:value-type="string" calcext:value-type="string">
            <text:p>Buscar por:</text:p>
          </table:table-cell>
          <table:table-cell table:style-name="ce55" table:formula="of:=[TABLAS.E15]" office:value-type="string" office:string-value="tipomateriaprimaid" calcext:value-type="string">
            <text:p>tipomateriaprimaid</text:p>
          </table:table-cell>
          <table:table-cell table:number-columns-repeated="2"/>
          <table:table-cell table:style-name="ce52"/>
          <table:table-cell/>
        </table:table-row>
        <table:table-row table:style-name="ro4">
          <table:table-cell/>
          <table:table-cell table:style-name="ce45" office:value-type="string" calcext:value-type="string">
            <text:p>Datos a</text:p>
            <text:p>Enviar.</text:p>
          </table:table-cell>
          <table:table-cell table:style-name="ce55" table:formula="of:=[TABLAS.E15]" office:value-type="string" office:string-value="tipomateriaprimaid" calcext:value-type="string">
            <text:p>tipomateriaprimaid</text:p>
          </table:table-cell>
          <table:table-cell table:number-columns-repeated="4"/>
        </table:table-row>
        <table:table-row table:style-name="ro3">
          <table:table-cell/>
          <table:table-cell table:style-name="ce45" office:value-type="string" calcext:value-type="string">
            <text:p>Acción</text:p>
          </table:table-cell>
          <table:table-cell table:formula="of:=[.E23]&amp;&quot;   &quot;&amp;[TABLAS.E14]" office:value-type="string" office:string-value="Obtener datos de la   tbtipomateriasprimas" calcext:value-type="string">
            <text:p>Obtener datos de la <text:s text:c="2"/>tbtipomateriasprimas</text:p>
          </table:table-cell>
          <table:table-cell table:number-columns-repeated="4"/>
        </table:table-row>
        <table:table-row table:style-name="ro3">
          <table:table-cell/>
          <table:table-cell table:style-name="ce45" office:value-type="string" calcext:value-type="string">
            <text:p>Resultado</text:p>
          </table:table-cell>
          <table:table-cell table:style-name="ce56" table:formula="of:=[TABLAS.E15]&amp;&quot;  &quot;&amp;[TABLAS.E16]" office:value-type="string" office:string-value="tipomateriaprimaid  tipomateriaprimacategoria" calcext:value-type="string">
            <text:p>tipomateriaprimaid <text:s/>tipomateriaprimacategori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7:49:21.6847989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4T17:55:40.584299888</dc:date>
    <meta:generator>LibreOffice/5.1.6.2$Linux_X86_64 LibreOffice_project/10m0$Build-2</meta:generator>
    <meta:editing-duration>PT1H45M23S</meta:editing-duration>
    <meta:editing-cycles>28</meta:editing-cycles>
    <meta:document-statistic meta:table-count="7" meta:cell-count="4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